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 (if needed?)</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See <text:s/>also: <text:s/>Image Import Section</text:p>
      <text:p text:style-name="P7"/>
      <text:p text:style-name="P7">Basically the puppet code is going to use a plugin (FIXME?) to ask the Shadow Manager server what puppet classes it should be running. <text:s text:c="2"/></text:p>
      <text:p text:style-name="P7"/>
      <text:p text:style-name="P7">Most of the server side puppet setup can be done by the sm_import tool (which may eventually have a WUI equivalent around it)</text:p>
      <text:p text:style-name="P7"/>
      <text:p text:style-name="P7">SSEAGO: <text:s/>fill in</text:p>
      <text:p text:style-name="P7"/>
      <text:p text:style-name="P7">Machine (bare-metal) and Deployment (virtual) specific customizations can be made by adding or removing additional puppet classes. <text:s text:c="3"/></text:p>
      <text:p text:style-name="P7"/>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with the following directory structure:</text:p>
      <text:p text:style-name="P7"><text:tab/>/profile.xml – includes metadata needed for adding to SM database.</text:p>
      <text:p text:style-name="P7"><text:tab/>/manifests/*.pp <text:s/>-- includes puppet manifests, can be named anything</text:p>
      <text:p text:style-name="P7"><text:tab/>/data/* -- includes data files and/or templates referenced by manifests</text:p>
      <text:p text:style-name="P7"/>
      <text:p text:style-name="P7">Each execution of the sm_import tool will do the following:</text:p>
      <text:p text:style-name="P7"/>
      <text:p text:style-name="P7"><text:tab/>Use the XML data to insert a row into the images database IF it's not already imported</text:p>
      <text:p text:style-name="P7"><text:tab/>Import the manifests to /var/lib/shadowmanager/profiles/$image-id/manifests/*</text:p>
      <text:p text:style-name="P7"><text:tab/>Import the data files to /var/lib/shadowmanager/profiles/$image-id/data/*</text:p>
      <text:p text:style-name="P7"><text:tab/>Update the site-wide puppet manifest as neccessary</text:p>
      <text:p text:style-name="P7"/>
      <text:p text:style-name="P7">NOTE: <text:s/>this can only be run after the initial “shadow import”, because distributions are needed in order to import image profiles.</text:p>
      <text:p text:style-name="P7"/>
      <text:h text:style-name="P6" text:outline-level="2">How Registration Works</text:h>
      <text:p text:style-name="P13"/>
      <text:p text:style-name="P7">FIXME: <text:s text:c="2"/>Incomplete and probably wrong in a few places, please correct...</text:p>
      <text:p text:style-name="P7"/>
      <text:p text:style-name="P7">Registration token values get created when a new machine or deployment is added in the WUI (in which case, the initial values for the machine only contain the image it will run and it's MAC address for PXE) or when a registration token, unaffiliated with a machine, is created. <text:s text:c="2"/>Registration tokens are used in lieu of usernames/passwords when registering a box and only allow certain functions on the backend (dealing with registration) to be called.</text:p>
      <text:p text:style-name="P7"/>
      <text:p text:style-name="P7">The registration tool is invoked on the client either by kickstart (PXE) or directly (manual enslavement).</text:p>
      <text:p text:style-name="P7"/>
      <text:p text:style-name="P7">Syntax is roughtly equivalent to:</text:p>
      <text:p text:style-name="P7"/>
      <text:p text:style-name="P7">sm_register $regtoken --reprovision</text:p>
      <text:p text:style-name="P7"/>
      <text:p text:style-name="P7">If the registration token is affiliated with an image, the following will happen:</text:p>
      <text:p text:style-name="P7"/>
      <text:p text:style-name="P7"><text:tab/>-- registration script collects inventory details/capabilities </text:p>
      <text:p text:style-name="P7"><text:tab/>-- script makes RPC call to server to add/update the machine table</text:p>
      <text:p text:style-name="P7"><text:tab/>-- the server will also generate a per-system kickstart at this time.</text:p>
      <text:p text:style-name="P7"><text:tab/>-- the server calls cobbler_sync</text:p>
      <text:p text:style-name="P7"><text:tab/>-- registration script invokes koan –replace-self –system=MAC_ADDRESS</text:p>
      <text:p text:style-name="P7"><text:tab/>-- the kickstart generated contains a call to ....</text:p>
      <text:p text:style-name="P7"><text:tab/><text:tab/>sm_register $regtoken –update</text:p>
      <text:p text:style-name="P7"/>
      <text:p text:style-name="P7">Once called from the kickstar (sm_register $regtoken --update)t, registration token does the following:</text:p>
      <text:p text:style-name="P7"/>
      <text:p text:style-name="P7"><text:tab/>-- updates inventory details/capabilities (and possibly sets an “I'm ready” flag)</text:p>
      <text:p text:style-name="P7"><text:tab/>-- configures and starts puppetd to request cert</text:p>
      <text:p text:style-name="P7"><text:tab/>-- makes XMLRPC call to server (server runs puppetca to make cert)</text:p>
      <text:p text:style-name="P7"><text:tab/>-- other configuration as needed</text:p>
      <text:p text:style-name="P7"/>
      <text:p text:style-name="P7">NOTE: <text:s text:c="2"/>it would be nice if kickstarts also contained a start-done flag, similar to what cobbler does, so we can tell when it's safe to call cobbler_sync. <text:s text:c="2"/>This may negatively affect parallelism during deployment.</text:p>
      <text:h text:style-name="P6" text:outline-level="2">How <text:s/>Initial Setup of ShadowManager works</text:h>
      <text:h text:style-name="Heading_20_2" text:outline-level="2"/>
      <text:p text:style-name="Text_20_body">ShadowManager uses Cobbler for it's provisioning support. <text:s text:c="2"/>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4">User edits /var/lib/shadowmanager/settings to taste</text:p>
        </text:list-item>
        <text:list-item>
          <text:p text:style-name="P14">One of these settings is a list of rsync mirrors to copy distribution trees from</text:p>
        </text:list-item>
        <text:list-item>
          <text:p text:style-name="P14">User runs “shadow.py import” to rsync one or more distributions, this step CAN be repeated later to add more.</text:p>
        </text:list-item>
        <text:list-item>
          <text:p text:style-name="P14">SM then automatically configures cobbler and user does not run any cobbler commands again.</text:p>
        </text:list-item>
        <text:list-item>
          <text:p text:style-name="P14">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to first (A) map the SM database into the cobbler database, and (B) run the cobbler sync command. <text:s/></text:p>
      <text:p text:style-name="Text_20_body">From there, any machine is set up to PXE via cobbler, or can manually check in and reprovision via registration.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5">shadowmanager-wui <text:s/>(could be installed on another box, technically...)</text:p>
        </text:list-item>
        <text:list-item>
          <text:p text:style-name="P15">shadowmanager-backend: <text:s text:c="2"/>Taskatron and Shadow Service, plus sm_import tool</text:p>
        </text:list-item>
        <text:list-item>
          <text:p text:style-name="P15">shadowmanager-cli (??)</text:p>
        </text:list-item>
        <text:list-item>
          <text:p text:style-name="P15">Cobbler (shadowmanager-backend requires cobbler)</text:p>
        </text:list-item>
        <text:list-item>
          <text:p text:style-name="P15">Others?</text:p>
        </text:list-item>
      </text:list>
      <text:p text:style-name="Text_20_body"/>
      <text:p text:style-name="Text_20_body">MISC:</text:p>
      <text:p text:style-name="Text_20_body"/>
      <text:p text:style-name="Text_20_body">NODE RPMS:</text:p>
      <text:list text:style-name="L4">
        <text:list-item text:start-value="1">
          <text:p text:style-name="P15">shadowmanager-nodes:</text:p>
          <text:list>
            <text:list-item>
              <text:p text:style-name="P15">Node Daemon</text:p>
            </text:list-item>
            <text:list-item>
              <text:p text:style-name="P15">sm_register</text:p>
            </text:list-item>
            <text:list-item>
              <text:p text:style-name="P15">Requires: <text:s/>Puppet</text:p>
            </text:list-item>
          </text:list>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6T13:41:15</meta:creation-date>
    <dc:date>2007-01-19T12:21:26</dc:date>
    <dc:language>en-US</dc:language>
    <meta:editing-cycles>11</meta:editing-cycles>
    <meta:editing-duration>PT38M24S</meta:editing-duration>
    <meta:user-defined meta:name="Info 1"/>
    <meta:user-defined meta:name="Info 2"/>
    <meta:user-defined meta:name="Info 3"/>
    <meta:user-defined meta:name="Info 4"/>
    <meta:document-statistic meta:table-count="0" meta:image-count="0" meta:object-count="0" meta:page-count="16" meta:paragraph-count="111" meta:word-count="1661" meta:character-count="10241"/>
  </office:meta>
</office:document-meta>
</file>